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c120" officeooo:paragraph-rsid="001dc120"/>
    </style:style>
    <style:style style:name="P2" style:family="paragraph" style:parent-style-name="Standard">
      <style:text-properties officeooo:rsid="001eaee6" officeooo:paragraph-rsid="001eaee6"/>
    </style:style>
    <style:style style:name="P3" style:family="paragraph" style:parent-style-name="Standard">
      <style:text-properties fo:font-size="14pt" style:text-underline-style="solid" style:text-underline-width="auto" style:text-underline-color="font-color" officeooo:rsid="001eaee6" officeooo:paragraph-rsid="001eaee6" style:font-size-asian="14pt" style:font-size-complex="14pt"/>
    </style:style>
    <style:style style:name="P4" style:family="paragraph" style:parent-style-name="Standard">
      <style:text-properties fo:font-size="14pt" style:text-underline-style="solid" style:text-underline-width="auto" style:text-underline-color="font-color" officeooo:rsid="001dc120" officeooo:paragraph-rsid="001dc12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f181f" officeooo:paragraph-rsid="001f181f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text-properties officeooo:rsid="001eaee6" officeooo:paragraph-rsid="0020c0cd"/>
    </style:style>
    <style:style style:name="P7" style:family="paragraph" style:parent-style-name="Standard" style:list-style-name="L1">
      <style:text-properties officeooo:rsid="0020c0cd" officeooo:paragraph-rsid="0020c0cd"/>
    </style:style>
    <style:style style:name="P8" style:family="paragraph" style:parent-style-name="Standard" style:list-style-name="L1">
      <style:text-properties officeooo:rsid="001f181f" officeooo:paragraph-rsid="0020c0cd"/>
    </style:style>
    <style:style style:name="T1" style:family="text">
      <style:text-properties officeooo:rsid="001eaee6"/>
    </style:style>
    <style:style style:name="T2" style:family="text">
      <style:text-properties officeooo:rsid="001f181f"/>
    </style:style>
    <style:style style:name="T3" style:family="text">
      <style:text-properties officeooo:rsid="0020c0c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20c0cd"/>
    </style:style>
    <style:style style:name="T6" style:family="text">
      <style:text-properties officeooo:rsid="0021a4bc"/>
    </style:style>
    <style:style style:name="T7" style:family="text">
      <style:text-properties officeooo:rsid="0021f4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pilation et Exécution</text:p>
      <text:p text:style-name="P4"/>
      <text:p text:style-name="P4">Compilation :</text:p>
      <text:p text:style-name="P1"/>
      <text:p text:style-name="P1"><text:tab/>Pour compiler notre programme, vous devez vous placer, avec le terminal, dans le répertoire contenant le programme. Puis, vous utiliserez la commande « make » <text:span text:style-name="T3">si aucun .o n’existe sinon « make clear »</text:span> pour compiler et « ./kassbrik » pour l’exécuter.</text:p>
      <text:p text:style-name="P1"/>
      <text:p text:style-name="P4">Exécution :</text:p>
      <text:p text:style-name="P1"/>
      <text:p text:style-name="P1"><text:tab/>Pour l’exécution, utilisez la commande « ./kassbrik » pour lancer le jeu. Cependant, vous disposez de différentes options. Dans le terminal, si vous <text:s/>tapez « ./kassbrik » suivi <text:span text:style-name="T1">d’une chaîne de caractères quelconque, cela appellera la liste des options possibles, soi « -h » pour l’aide, « -v » pour la version et « -a » pour le nom des auteurs.</text:span></text:p>
      <text:p text:style-name="P1"/>
      <text:p text:style-name="P3">Aide / Commande de jeu :</text:p>
      <text:p text:style-name="P2"/>
      <text:list xml:id="list655693447" text:style-name="L1">
        <text:list-item>
          <text:p text:style-name="P6">Avec l’option « <text:span text:style-name="T4">h », vous pourrez voir les touches à utiliser pour jouer au jeu, soi « </text:span><text:span text:style-name="T5">←</text:span> » <text:span text:style-name="T3">ou « a »</text:span> pour déplacer la raquette à gauche, « → » <text:span text:style-name="T3">ou « e »</text:span> pour déplacer vers la droite <text:span text:style-name="T3">(les flèches pour un déplacement important et « a et e » pour un mouvement plus précis.</text:span></text:p>
        </text:list-item>
        <text:list-item>
          <text:p text:style-name="P6">« <text:span text:style-name="T2">ESPACE » pour lancer la balle.</text:span></text:p>
        </text:list-item>
        <text:list-item>
          <text:p text:style-name="P7">Lors que la balle <text:span text:style-name="T6">touche le sol</text:span>, avant de la relancer, vous pouvez utiliser « MAJ » + « <text:span text:style-name="T7">n</text:span> » pour passer au niveau suivant.</text:p>
        </text:list-item>
        <text:list-item>
          <text:p text:style-name="P7">Lorsque le joueur perd, vous pouvez rejouer en utilisant « MAJ » + « <text:span text:style-name="T7">y</text:span> » ou « MAJ » + « <text:span text:style-name="T7">n</text:span> » pour quitter.</text:p>
        </text:list-item>
        <text:list-item>
          <text:p text:style-name="P8">« MAJ + <text:span text:style-name="T7">q</text:span> » pour quitter (cela se peut qu’il faut le faire plusieurs fois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1:42:36.066779104</meta:creation-date>
    <dc:date>2019-01-06T15:07:30.164000000</dc:date>
    <meta:editing-duration>PT16M33S</meta:editing-duration>
    <meta:editing-cycles>4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11" meta:word-count="255" meta:character-count="1273" meta:non-whitespace-character-count="1031"/>
  </office:meta>
</office:document-meta>
</file>